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ponse_times_2022_03_10_23_15_45" table:style-name="ta1">
        <table:shapes>
          <draw:frame draw:z-index="0" draw:style-name="gr1" draw:text-style-name="P1" svg:width="6.2988in" svg:height="3.5429in" svg:x="7.352in" svg:y="0.2067in">
            <draw:object draw:notify-on-update-of-ranges="response_times_2022_03_10_23_15_45.A2:response_times_2022_03_10_23_15_45.A2 response_times_2022_03_10_23_15_45.A3:response_times_2022_03_10_23_15_45.A160 response_times_2022_03_10_23_15_45.B2:response_times_2022_03_10_23_15_45.B2 response_times_2022_03_10_23_15_45.B3:response_times_2022_03_10_23_15_45.B160 response_times_2022_03_10_23_15_45.A2:response_times_2022_03_10_23_15_45.A2 response_times_2022_03_10_23_15_45.A3:response_times_2022_03_10_23_15_45.A160 response_times_2022_03_10_23_15_45.C2:response_times_2022_03_10_23_15_45.C2 response_times_2022_03_10_23_15_45.C3:response_times_2022_03_10_23_15_45.C1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3413in" svg:y="4.2953in">
            <draw:object draw:notify-on-update-of-ranges="response_times_2022_03_10_23_15_45.E2:response_times_2022_03_10_23_15_45.E2 response_times_2022_03_10_23_15_45.E3:response_times_2022_03_10_23_15_45.E160 response_times_2022_03_10_23_15_45.F2:response_times_2022_03_10_23_15_45.F2 response_times_2022_03_10_23_15_45.F3:response_times_2022_03_10_23_15_45.F160 response_times_2022_03_10_23_15_45.E2:response_times_2022_03_10_23_15_45.E2 response_times_2022_03_10_23_15_45.E3:response_times_2022_03_10_23_15_45.E160 response_times_2022_03_10_23_15_45.G2:response_times_2022_03_10_23_15_45.G2 response_times_2022_03_10_23_15_45.G3:response_times_2022_03_10_23_15_45.G1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esponsetime</text:p>
          </table:table-cell>
          <table:table-cell table:number-columns-repeated="3"/>
          <table:table-cell office:value-type="string" calcext:value-type="string">
            <text:p>Used 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nctions</text:p>
          </table:table-cell>
          <table:table-cell office:value-type="string" calcext:value-type="string">
            <text:p>SPI RAM</text:p>
          </table:table-cell>
          <table:table-cell office:value-type="string" calcext:value-type="string">
            <text:p>S RAM</text:p>
          </table:table-cell>
          <table:table-cell/>
          <table:table-cell office:value-type="string" calcext:value-type="string">
            <text:p>Connenctions</text:p>
          </table:table-cell>
          <table:table-cell office:value-type="string" calcext:value-type="string">
            <text:p>SPI RAM</text:p>
          </table:table-cell>
          <table:table-cell office:value-type="string" calcext:value-type="string">
            <text:p>S RAM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1797" calcext:value-type="float">
            <text:p>0.631797</text:p>
          </table:table-cell>
          <table:table-cell office:value-type="float" office:value="0.368524" calcext:value-type="float">
            <text:p>0.3685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8008" calcext:value-type="float">
            <text:p>0.588008</text:p>
          </table:table-cell>
          <table:table-cell office:value-type="float" office:value="0.241849" calcext:value-type="float">
            <text:p>0.2418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48" calcext:value-type="float">
            <text:p>8448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0532" calcext:value-type="float">
            <text:p>0.620532</text:p>
          </table:table-cell>
          <table:table-cell office:value-type="float" office:value="0.282831" calcext:value-type="float">
            <text:p>0.2828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56" calcext:value-type="float">
            <text:p>9056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5152" calcext:value-type="float">
            <text:p>0.675152</text:p>
          </table:table-cell>
          <table:table-cell office:value-type="float" office:value="0.413776" calcext:value-type="float">
            <text:p>0.4137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32" calcext:value-type="float">
            <text:p>9632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8486" calcext:value-type="float">
            <text:p>0.658486</text:p>
          </table:table-cell>
          <table:table-cell office:value-type="float" office:value="0.333784" calcext:value-type="float">
            <text:p>0.3337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0" calcext:value-type="float">
            <text:p>10240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9397" calcext:value-type="float">
            <text:p>0.679397</text:p>
          </table:table-cell>
          <table:table-cell office:value-type="float" office:value="0.357657" calcext:value-type="float">
            <text:p>0.3576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816" calcext:value-type="float">
            <text:p>10816</text:p>
          </table:table-cell>
          <table:table-cell office:value-type="float" office:value="10848" calcext:value-type="float">
            <text:p>10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1914" calcext:value-type="float">
            <text:p>0.791914</text:p>
          </table:table-cell>
          <table:table-cell office:value-type="float" office:value="0.371011" calcext:value-type="float">
            <text:p>0.3710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424" calcext:value-type="float">
            <text:p>11424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3233" calcext:value-type="float">
            <text:p>0.653233</text:p>
          </table:table-cell>
          <table:table-cell office:value-type="float" office:value="0.32895" calcext:value-type="float">
            <text:p>0.328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000" calcext:value-type="float">
            <text:p>12000</text:p>
          </table:table-cell>
          <table:table-cell office:value-type="float" office:value="12032" calcext:value-type="float">
            <text:p>120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0449" calcext:value-type="float">
            <text:p>0.690449</text:p>
          </table:table-cell>
          <table:table-cell office:value-type="float" office:value="0.353157" calcext:value-type="float">
            <text:p>0.3531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576" calcext:value-type="float">
            <text:p>12576</text:p>
          </table:table-cell>
          <table:table-cell office:value-type="float" office:value="12640" calcext:value-type="float">
            <text:p>126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0147" calcext:value-type="float">
            <text:p>0.750147</text:p>
          </table:table-cell>
          <table:table-cell office:value-type="float" office:value="0.359302" calcext:value-type="float">
            <text:p>0.3593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84" calcext:value-type="float">
            <text:p>13184</text:p>
          </table:table-cell>
          <table:table-cell office:value-type="float" office:value="13216" calcext:value-type="float">
            <text:p>13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2498" calcext:value-type="float">
            <text:p>0.682498</text:p>
          </table:table-cell>
          <table:table-cell office:value-type="float" office:value="0.377812" calcext:value-type="float">
            <text:p>0.3778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792" calcext:value-type="float">
            <text:p>13792</text:p>
          </table:table-cell>
          <table:table-cell office:value-type="float" office:value="13824" calcext:value-type="float">
            <text:p>13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4859" calcext:value-type="float">
            <text:p>0.804859</text:p>
          </table:table-cell>
          <table:table-cell office:value-type="float" office:value="0.405313" calcext:value-type="float">
            <text:p>0.4053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368" calcext:value-type="float">
            <text:p>14368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74493" calcext:value-type="float">
            <text:p>0.774493</text:p>
          </table:table-cell>
          <table:table-cell office:value-type="float" office:value="0.331097" calcext:value-type="float">
            <text:p>0.3310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040" calcext:value-type="float">
            <text:p>15040</text:p>
          </table:table-cell>
          <table:table-cell office:value-type="float" office:value="15072" calcext:value-type="float">
            <text:p>15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0579" calcext:value-type="float">
            <text:p>0.70579</text:p>
          </table:table-cell>
          <table:table-cell office:value-type="float" office:value="0.445745" calcext:value-type="float">
            <text:p>0.44574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5616" calcext:value-type="float">
            <text:p>156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361" calcext:value-type="float">
            <text:p>0.74361</text:p>
          </table:table-cell>
          <table:table-cell office:value-type="float" office:value="0.399653" calcext:value-type="float">
            <text:p>0.39965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6192" calcext:value-type="float">
            <text:p>16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2054" calcext:value-type="float">
            <text:p>0.812054</text:p>
          </table:table-cell>
          <table:table-cell office:value-type="float" office:value="0.405112" calcext:value-type="float">
            <text:p>0.4051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768" calcext:value-type="float">
            <text:p>16768</text:p>
          </table:table-cell>
          <table:table-cell office:value-type="float" office:value="16736" calcext:value-type="float">
            <text:p>167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36393" calcext:value-type="float">
            <text:p>0.736393</text:p>
          </table:table-cell>
          <table:table-cell office:value-type="float" office:value="0.499624" calcext:value-type="float">
            <text:p>0.49962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7344" calcext:value-type="float">
            <text:p>173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65651" calcext:value-type="float">
            <text:p>0.865651</text:p>
          </table:table-cell>
          <table:table-cell office:value-type="float" office:value="0.447749" calcext:value-type="float">
            <text:p>0.44774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8016" calcext:value-type="float">
            <text:p>18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9819" calcext:value-type="float">
            <text:p>0.919819</text:p>
          </table:table-cell>
          <table:table-cell office:value-type="float" office:value="0.524598" calcext:value-type="float">
            <text:p>0.52459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8592" calcext:value-type="float">
            <text:p>18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0479" calcext:value-type="float">
            <text:p>0.770479</text:p>
          </table:table-cell>
          <table:table-cell office:value-type="float" office:value="0.544249" calcext:value-type="float">
            <text:p>0.54424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9168" calcext:value-type="float">
            <text:p>191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52396" calcext:value-type="float">
            <text:p>0.852396</text:p>
          </table:table-cell>
          <table:table-cell office:value-type="float" office:value="0.561412" calcext:value-type="float">
            <text:p>0.56141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9744" calcext:value-type="float">
            <text:p>197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0551" calcext:value-type="float">
            <text:p>0.90551</text:p>
          </table:table-cell>
          <table:table-cell office:value-type="float" office:value="0.480448" calcext:value-type="float">
            <text:p>0.48044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0320" calcext:value-type="float">
            <text:p>203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601727" calcext:value-type="float">
            <text:p>0.60172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0896" calcext:value-type="float">
            <text:p>208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7175" calcext:value-type="float">
            <text:p>0.97175</text:p>
          </table:table-cell>
          <table:table-cell office:value-type="float" office:value="0.598237" calcext:value-type="float">
            <text:p>0.59823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1568" calcext:value-type="float">
            <text:p>21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7571" calcext:value-type="float">
            <text:p>0.997571</text:p>
          </table:table-cell>
          <table:table-cell office:value-type="float" office:value="0.543002" calcext:value-type="float">
            <text:p>0.5430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112" calcext:value-type="float">
            <text:p>22112</text:p>
          </table:table-cell>
          <table:table-cell office:value-type="float" office:value="22144" calcext:value-type="float">
            <text:p>221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35419" calcext:value-type="float">
            <text:p>1.035419</text:p>
          </table:table-cell>
          <table:table-cell office:value-type="float" office:value="0.550271" calcext:value-type="float">
            <text:p>0.5502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688" calcext:value-type="float">
            <text:p>22688</text:p>
          </table:table-cell>
          <table:table-cell office:value-type="float" office:value="22720" calcext:value-type="float">
            <text:p>227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6008" calcext:value-type="float">
            <text:p>0.96008</text:p>
          </table:table-cell>
          <table:table-cell office:value-type="float" office:value="0.571797" calcext:value-type="float">
            <text:p>0.57179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3296" calcext:value-type="float">
            <text:p>232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5696" calcext:value-type="float">
            <text:p>0.985696</text:p>
          </table:table-cell>
          <table:table-cell office:value-type="float" office:value="0.693684" calcext:value-type="float">
            <text:p>0.69368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23872" calcext:value-type="float">
            <text:p>238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09264" calcext:value-type="float">
            <text:p>1.009264</text:p>
          </table:table-cell>
          <table:table-cell office:value-type="float" office:value="0.696154" calcext:value-type="float">
            <text:p>0.69615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4448" calcext:value-type="float">
            <text:p>244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45041" calcext:value-type="float">
            <text:p>0.945041</text:p>
          </table:table-cell>
          <table:table-cell office:value-type="float" office:value="0.681711" calcext:value-type="float">
            <text:p>0.6817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136" calcext:value-type="float">
            <text:p>25136</text:p>
          </table:table-cell>
          <table:table-cell office:value-type="float" office:value="25152" calcext:value-type="float">
            <text:p>251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31959" calcext:value-type="float">
            <text:p>1.031959</text:p>
          </table:table-cell>
          <table:table-cell office:value-type="float" office:value="0.719681" calcext:value-type="float">
            <text:p>0.7196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712" calcext:value-type="float">
            <text:p>25712</text:p>
          </table:table-cell>
          <table:table-cell office:value-type="float" office:value="25728" calcext:value-type="float">
            <text:p>257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73031" calcext:value-type="float">
            <text:p>1.073031</text:p>
          </table:table-cell>
          <table:table-cell office:value-type="float" office:value="0.6435" calcext:value-type="float">
            <text:p>0.64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304" calcext:value-type="float">
            <text:p>26304</text:p>
          </table:table-cell>
          <table:table-cell office:value-type="float" office:value="26272" calcext:value-type="float">
            <text:p>262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70863" calcext:value-type="float">
            <text:p>1.070863</text:p>
          </table:table-cell>
          <table:table-cell office:value-type="float" office:value="0.751114" calcext:value-type="float">
            <text:p>0.751114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26880" calcext:value-type="float">
            <text:p>26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98011" calcext:value-type="float">
            <text:p>1.098011</text:p>
          </table:table-cell>
          <table:table-cell office:value-type="float" office:value="0.682104" calcext:value-type="float">
            <text:p>0.68210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27456" calcext:value-type="float">
            <text:p>27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39818" calcext:value-type="float">
            <text:p>1.139818</text:p>
          </table:table-cell>
          <table:table-cell office:value-type="float" office:value="0.77706" calcext:value-type="float">
            <text:p>0.777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016" calcext:value-type="float">
            <text:p>28016</text:p>
          </table:table-cell>
          <table:table-cell office:value-type="float" office:value="28032" calcext:value-type="float">
            <text:p>280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077583" calcext:value-type="float">
            <text:p>1.077583</text:p>
          </table:table-cell>
          <table:table-cell office:value-type="float" office:value="0.748119" calcext:value-type="float">
            <text:p>0.7481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8576" calcext:value-type="float">
            <text:p>28576</text:p>
          </table:table-cell>
          <table:table-cell office:value-type="float" office:value="28608" calcext:value-type="float">
            <text:p>286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67721" calcext:value-type="float">
            <text:p>1.167721</text:p>
          </table:table-cell>
          <table:table-cell office:value-type="float" office:value="0.777535" calcext:value-type="float">
            <text:p>0.77753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9184" calcext:value-type="float">
            <text:p>29184</text:p>
          </table:table-cell>
          <table:table-cell office:value-type="float" office:value="29152" calcext:value-type="float">
            <text:p>291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07883" calcext:value-type="float">
            <text:p>1.107883</text:p>
          </table:table-cell>
          <table:table-cell office:value-type="float" office:value="0.800955" calcext:value-type="float">
            <text:p>0.80095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29920" calcext:value-type="float">
            <text:p>299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83925" calcext:value-type="float">
            <text:p>1.183925</text:p>
          </table:table-cell>
          <table:table-cell office:value-type="float" office:value="0.870471" calcext:value-type="float">
            <text:p>0.87047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0480" calcext:value-type="float">
            <text:p>30480</text:p>
          </table:table-cell>
          <table:table-cell office:value-type="float" office:value="30496" calcext:value-type="float">
            <text:p>304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98542" calcext:value-type="float">
            <text:p>1.198542</text:p>
          </table:table-cell>
          <table:table-cell office:value-type="float" office:value="0.811177" calcext:value-type="float">
            <text:p>0.8111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040" calcext:value-type="float">
            <text:p>31040</text:p>
          </table:table-cell>
          <table:table-cell office:value-type="float" office:value="31072" calcext:value-type="float">
            <text:p>310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266753" calcext:value-type="float">
            <text:p>1.266753</text:p>
          </table:table-cell>
          <table:table-cell office:value-type="float" office:value="0.778365" calcext:value-type="float">
            <text:p>0.77836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31648" calcext:value-type="float">
            <text:p>316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306481" calcext:value-type="float">
            <text:p>1.306481</text:p>
          </table:table-cell>
          <table:table-cell office:value-type="float" office:value="0.854517" calcext:value-type="float">
            <text:p>0.85451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32224" calcext:value-type="float">
            <text:p>322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243521" calcext:value-type="float">
            <text:p>1.243521</text:p>
          </table:table-cell>
          <table:table-cell office:value-type="float" office:value="0.876678" calcext:value-type="float">
            <text:p>0.8766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2784" calcext:value-type="float">
            <text:p>32784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7306" calcext:value-type="float">
            <text:p>1.27306</text:p>
          </table:table-cell>
          <table:table-cell office:value-type="float" office:value="0.888279" calcext:value-type="float">
            <text:p>0.88827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360" calcext:value-type="float">
            <text:p>33360</text:p>
          </table:table-cell>
          <table:table-cell office:value-type="float" office:value="33376" calcext:value-type="float">
            <text:p>333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14409" calcext:value-type="float">
            <text:p>1.314409</text:p>
          </table:table-cell>
          <table:table-cell office:value-type="float" office:value="0.931852" calcext:value-type="float">
            <text:p>0.93185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3952" calcext:value-type="float">
            <text:p>339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53739" calcext:value-type="float">
            <text:p>1.353739</text:p>
          </table:table-cell>
          <table:table-cell office:value-type="float" office:value="0.889073" calcext:value-type="float">
            <text:p>0.88907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528" calcext:value-type="float">
            <text:p>34528</text:p>
          </table:table-cell>
          <table:table-cell office:value-type="float" office:value="34368" calcext:value-type="float">
            <text:p>343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387736" calcext:value-type="float">
            <text:p>1.387736</text:p>
          </table:table-cell>
          <table:table-cell office:value-type="float" office:value="0.874745" calcext:value-type="float">
            <text:p>0.8747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5072" calcext:value-type="float">
            <text:p>35072</text:p>
          </table:table-cell>
          <table:table-cell office:value-type="float" office:value="35104" calcext:value-type="float">
            <text:p>35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73542" calcext:value-type="float">
            <text:p>1.373542</text:p>
          </table:table-cell>
          <table:table-cell office:value-type="float" office:value="2.985072" calcext:value-type="float">
            <text:p>2.9850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840" calcext:value-type="float">
            <text:p>35840</text:p>
          </table:table-cell>
          <table:table-cell office:value-type="float" office:value="35872" calcext:value-type="float">
            <text:p>358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33484" calcext:value-type="float">
            <text:p>1.433484</text:p>
          </table:table-cell>
          <table:table-cell office:value-type="float" office:value="2.301577" calcext:value-type="float">
            <text:p>2.30157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36448" calcext:value-type="float">
            <text:p>36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86948" calcext:value-type="float">
            <text:p>1.386948</text:p>
          </table:table-cell>
          <table:table-cell office:value-type="float" office:value="2.523894" calcext:value-type="float">
            <text:p>2.52389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37024" calcext:value-type="float">
            <text:p>37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15017" calcext:value-type="float">
            <text:p>1.415017</text:p>
          </table:table-cell>
          <table:table-cell office:value-type="float" office:value="1.056461" calcext:value-type="float">
            <text:p>1.05646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37600" calcext:value-type="float">
            <text:p>37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361144" calcext:value-type="float">
            <text:p>1.36114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8176" calcext:value-type="float">
            <text:p>3817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95835" calcext:value-type="float">
            <text:p>1.49583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8752" calcext:value-type="float">
            <text:p>3875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504034" calcext:value-type="float">
            <text:p>1.50403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9328" calcext:value-type="float">
            <text:p>3932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08894" calcext:value-type="float">
            <text:p>1.40889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9904" calcext:value-type="float">
            <text:p>3990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88302" calcext:value-type="float">
            <text:p>1.58830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0480" calcext:value-type="float">
            <text:p>4048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621815" calcext:value-type="float">
            <text:p>1.62181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1056" calcext:value-type="float">
            <text:p>4105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564739" calcext:value-type="float">
            <text:p>1.56473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1600" calcext:value-type="float">
            <text:p>416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06188" calcext:value-type="float">
            <text:p>1.70618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2208" calcext:value-type="float">
            <text:p>4220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62467" calcext:value-type="float">
            <text:p>1.6246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3008" calcext:value-type="float">
            <text:p>4300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588078" calcext:value-type="float">
            <text:p>1.58807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3584" calcext:value-type="float">
            <text:p>4358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697846" calcext:value-type="float">
            <text:p>1.69784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4144" calcext:value-type="float">
            <text:p>4414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67495" calcext:value-type="float">
            <text:p>1.6749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4736" calcext:value-type="float">
            <text:p>4473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76646" calcext:value-type="float">
            <text:p>1.67664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5312" calcext:value-type="float">
            <text:p>4531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724987" calcext:value-type="float">
            <text:p>1.72498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5888" calcext:value-type="float">
            <text:p>4588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856036" calcext:value-type="float">
            <text:p>1.85603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6448" calcext:value-type="float">
            <text:p>4644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760885" calcext:value-type="float">
            <text:p>1.76088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7040" calcext:value-type="float">
            <text:p>4704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878433" calcext:value-type="float">
            <text:p>1.87843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7600" calcext:value-type="float">
            <text:p>4760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882225" calcext:value-type="float">
            <text:p>1.88222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8192" calcext:value-type="float">
            <text:p>4819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852294" calcext:value-type="float">
            <text:p>1.85229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8752" calcext:value-type="float">
            <text:p>4875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902901" calcext:value-type="float">
            <text:p>1.90290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9344" calcext:value-type="float">
            <text:p>4934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960833" calcext:value-type="float">
            <text:p>1.96083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9904" calcext:value-type="float">
            <text:p>4990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980284" calcext:value-type="float">
            <text:p>1.98028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50464" calcext:value-type="float">
            <text:p>5046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019156" calcext:value-type="float">
            <text:p>2.01915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51456" calcext:value-type="float">
            <text:p>5145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29569" calcext:value-type="float">
            <text:p>2.02956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000" calcext:value-type="float">
            <text:p>5200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078196" calcext:value-type="float">
            <text:p>2.07819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52608" calcext:value-type="float">
            <text:p>5260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062223" calcext:value-type="float">
            <text:p>2.06222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3184" calcext:value-type="float">
            <text:p>5318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143058" calcext:value-type="float">
            <text:p>2.143058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53760" calcext:value-type="float">
            <text:p>5376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172163" calcext:value-type="float">
            <text:p>2.17216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4336" calcext:value-type="float">
            <text:p>5433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219797" calcext:value-type="float">
            <text:p>2.21979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4880" calcext:value-type="float">
            <text:p>548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00702" calcext:value-type="float">
            <text:p>2.30070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55472" calcext:value-type="float">
            <text:p>5547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21954" calcext:value-type="float">
            <text:p>2.2195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6048" calcext:value-type="float">
            <text:p>5604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183855" calcext:value-type="float">
            <text:p>2.18385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56640" calcext:value-type="float">
            <text:p>5664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371101" calcext:value-type="float">
            <text:p>2.37110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7216" calcext:value-type="float">
            <text:p>572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318673" calcext:value-type="float">
            <text:p>2.31867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7792" calcext:value-type="float">
            <text:p>5779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566117" calcext:value-type="float">
            <text:p>2.566117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8336" calcext:value-type="float">
            <text:p>5833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52511" calcext:value-type="float">
            <text:p>2.5251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58912" calcext:value-type="float">
            <text:p>589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582216" calcext:value-type="float">
            <text:p>2.58221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59488" calcext:value-type="float">
            <text:p>594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663689" calcext:value-type="float">
            <text:p>2.6636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60096" calcext:value-type="float">
            <text:p>6009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499036" calcext:value-type="float">
            <text:p>2.49903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0672" calcext:value-type="float">
            <text:p>6067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736117" calcext:value-type="float">
            <text:p>2.73611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61248" calcext:value-type="float">
            <text:p>6124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623246" calcext:value-type="float">
            <text:p>2.62324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1824" calcext:value-type="float">
            <text:p>6182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638325" calcext:value-type="float">
            <text:p>2.63832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2368" calcext:value-type="float">
            <text:p>6236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663932" calcext:value-type="float">
            <text:p>2.66393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62976" calcext:value-type="float">
            <text:p>6297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695469" calcext:value-type="float">
            <text:p>2.69546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3552" calcext:value-type="float">
            <text:p>6355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673675" calcext:value-type="float">
            <text:p>2.67367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64112" calcext:value-type="float">
            <text:p>6411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786788" calcext:value-type="float">
            <text:p>2.786788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4704" calcext:value-type="float">
            <text:p>6470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864325" calcext:value-type="float">
            <text:p>2.86432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65872" calcext:value-type="float">
            <text:p>6587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589307" calcext:value-type="float">
            <text:p>2.5893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6336" calcext:value-type="float">
            <text:p>663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83299" calcext:value-type="float">
            <text:p>2.7832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6880" calcext:value-type="float">
            <text:p>6688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773875" calcext:value-type="float">
            <text:p>2.77387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67456" calcext:value-type="float">
            <text:p>6745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815942" calcext:value-type="float">
            <text:p>2.81594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8064" calcext:value-type="float">
            <text:p>6806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831127" calcext:value-type="float">
            <text:p>2.831127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68640" calcext:value-type="float">
            <text:p>6864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76702" calcext:value-type="float">
            <text:p>2.7670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69216" calcext:value-type="float">
            <text:p>6921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873091" calcext:value-type="float">
            <text:p>2.87309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69776" calcext:value-type="float">
            <text:p>697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914815" calcext:value-type="float">
            <text:p>2.91481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0368" calcext:value-type="float">
            <text:p>7036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040858" calcext:value-type="float">
            <text:p>3.04085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70912" calcext:value-type="float">
            <text:p>7091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210991" calcext:value-type="float">
            <text:p>3.21099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71520" calcext:value-type="float">
            <text:p>7152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845234" calcext:value-type="float">
            <text:p>2.84523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72080" calcext:value-type="float">
            <text:p>7208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928873" calcext:value-type="float">
            <text:p>2.92887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2672" calcext:value-type="float">
            <text:p>7267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940539" calcext:value-type="float">
            <text:p>2.940539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73216" calcext:value-type="float">
            <text:p>7321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935336" calcext:value-type="float">
            <text:p>2.93533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73808" calcext:value-type="float">
            <text:p>7380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975612" calcext:value-type="float">
            <text:p>2.975612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74400" calcext:value-type="float">
            <text:p>7440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094612" calcext:value-type="float">
            <text:p>3.09461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4944" calcext:value-type="float">
            <text:p>7494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157249" calcext:value-type="float">
            <text:p>3.15724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75520" calcext:value-type="float">
            <text:p>7552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1575" calcext:value-type="float">
            <text:p>3.1575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76128" calcext:value-type="float">
            <text:p>7612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220394" calcext:value-type="float">
            <text:p>3.22039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76688" calcext:value-type="float">
            <text:p>7668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428684" calcext:value-type="float">
            <text:p>3.42868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77280" calcext:value-type="float">
            <text:p>7728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429394" calcext:value-type="float">
            <text:p>3.42939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77840" calcext:value-type="float">
            <text:p>7784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628804" calcext:value-type="float">
            <text:p>3.62880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8432" calcext:value-type="float">
            <text:p>7843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780307" calcext:value-type="float">
            <text:p>3.78030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78976" calcext:value-type="float">
            <text:p>7897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613684" calcext:value-type="float">
            <text:p>3.61368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79584" calcext:value-type="float">
            <text:p>7958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971827" calcext:value-type="float">
            <text:p>3.9718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80160" calcext:value-type="float">
            <text:p>8016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702709" calcext:value-type="float">
            <text:p>3.70270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80720" calcext:value-type="float">
            <text:p>8072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059953" calcext:value-type="float">
            <text:p>4.05995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280" calcext:value-type="float">
            <text:p>8128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785891" calcext:value-type="float">
            <text:p>3.785891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81856" calcext:value-type="float">
            <text:p>8185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083237" calcext:value-type="float">
            <text:p>4.083237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82464" calcext:value-type="float">
            <text:p>8246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174715" calcext:value-type="float">
            <text:p>4.17471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3648" calcext:value-type="float">
            <text:p>8364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221793" calcext:value-type="float">
            <text:p>4.22179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84240" calcext:value-type="float">
            <text:p>8424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287795" calcext:value-type="float">
            <text:p>4.28779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816" calcext:value-type="float">
            <text:p>8481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452259" calcext:value-type="float">
            <text:p>4.45225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85376" calcext:value-type="float">
            <text:p>8537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262289" calcext:value-type="float">
            <text:p>4.262289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85984" calcext:value-type="float">
            <text:p>8598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4452" calcext:value-type="float">
            <text:p>4.4452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86528" calcext:value-type="float">
            <text:p>8652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132886" calcext:value-type="float">
            <text:p>4.13288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7120" calcext:value-type="float">
            <text:p>8712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407452" calcext:value-type="float">
            <text:p>4.40745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87696" calcext:value-type="float">
            <text:p>8769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22316" calcext:value-type="float">
            <text:p>4.22316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88288" calcext:value-type="float">
            <text:p>8828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46678" calcext:value-type="float">
            <text:p>4.46678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88864" calcext:value-type="float">
            <text:p>8886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378455" calcext:value-type="float">
            <text:p>4.378455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89440" calcext:value-type="float">
            <text:p>8944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496386" calcext:value-type="float">
            <text:p>4.496386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90016" calcext:value-type="float">
            <text:p>9001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394138" calcext:value-type="float">
            <text:p>4.39413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90592" calcext:value-type="float">
            <text:p>9059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479879" calcext:value-type="float">
            <text:p>4.47987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91152" calcext:value-type="float">
            <text:p>9115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496561" calcext:value-type="float">
            <text:p>4.496561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91744" calcext:value-type="float">
            <text:p>9174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423179" calcext:value-type="float">
            <text:p>4.42317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92288" calcext:value-type="float">
            <text:p>9228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262293" calcext:value-type="float">
            <text:p>4.262293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92880" calcext:value-type="float">
            <text:p>9288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427948" calcext:value-type="float">
            <text:p>4.42794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3472" calcext:value-type="float">
            <text:p>9347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38215" calcext:value-type="float">
            <text:p>4.38215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94032" calcext:value-type="float">
            <text:p>9403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400828" calcext:value-type="float">
            <text:p>4.400828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94624" calcext:value-type="float">
            <text:p>9462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473455" calcext:value-type="float">
            <text:p>4.47345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95200" calcext:value-type="float">
            <text:p>9520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612864" calcext:value-type="float">
            <text:p>4.612864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95760" calcext:value-type="float">
            <text:p>9576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765002" calcext:value-type="float">
            <text:p>4.76500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96352" calcext:value-type="float">
            <text:p>9635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833269" calcext:value-type="float">
            <text:p>4.833269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96912" calcext:value-type="float">
            <text:p>9691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63484" calcext:value-type="float">
            <text:p>4.6348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97504" calcext:value-type="float">
            <text:p>9750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802894" calcext:value-type="float">
            <text:p>4.80289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98080" calcext:value-type="float">
            <text:p>9808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878484" calcext:value-type="float">
            <text:p>4.87848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98640" calcext:value-type="float">
            <text:p>9864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505457" calcext:value-type="float">
            <text:p>4.505457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99200" calcext:value-type="float">
            <text:p>9920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889779" calcext:value-type="float">
            <text:p>5.88977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99776" calcext:value-type="float">
            <text:p>9977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82609" calcext:value-type="float">
            <text:p>6.78260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00368" calcext:value-type="float">
            <text:p>1003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2:36:17.5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1T02:39:31.257000000</dc:date>
    <meta:editing-duration>PT7M27S</meta:editing-duration>
    <meta:editing-cycles>3</meta:editing-cycles>
    <meta:generator>LibreOffice/7.1.3.2$Windows_X86_64 LibreOffice_project/47f78053abe362b9384784d31a6e56f8511eb1c1</meta:generator>
    <meta:document-statistic meta:table-count="1" meta:cell-count="74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952cm" style:legend-expansion="high" chart:style-name="ch2"/>
        <chart:plot-area chart:style-name="ch3" table:cell-range-address="response_times_2022_03_10_23_15_45.A2:response_times_2022_03_10_23_15_45.C160" chart:data-source-has-labels="row" svg:x="1.331cm" svg:y="0.18cm" svg:width="11.55cm" svg:height="7.659cm">
          <chart:coordinate-region svg:x="1.767cm" svg:y="0.379cm" svg:width="10.834cm" svg:height="6.813cm"/>
          <chart:axis chart:dimension="x" chart:name="primary-x" chart:style-name="ch4">
            <chart:title svg:x="6.136cm" svg:y="8.019cm" chart:style-name="ch5">
              <text:p>Connections</text:p>
            </chart:title>
          </chart:axis>
          <chart:axis chart:dimension="y" chart:name="primary-y" chart:style-name="ch6">
            <chart:title svg:x="0.451cm" svg:y="5.31cm" chart:style-name="ch7">
              <text:p>Responsetime [s]</text:p>
            </chart:title>
            <chart:grid chart:style-name="ch8" chart:class="major"/>
          </chart:axis>
          <chart:series chart:style-name="ch9" chart:values-cell-range-address="response_times_2022_03_10_23_15_45.B3:response_times_2022_03_10_23_15_45.B160" chart:label-cell-address="response_times_2022_03_10_23_15_45.B2:response_times_2022_03_10_23_15_45.B2" chart:class="chart:scatter">
            <chart:domain table:cell-range-address="response_times_2022_03_10_23_15_45.A3:response_times_2022_03_10_23_15_45.A160"/>
            <chart:data-point chart:repeated="158"/>
          </chart:series>
          <chart:series chart:style-name="ch10" chart:values-cell-range-address="response_times_2022_03_10_23_15_45.C3:response_times_2022_03_10_23_15_45.C160" chart:label-cell-address="response_times_2022_03_10_23_15_45.C2:response_times_2022_03_10_23_15_45.C2" chart:class="chart:scatter">
            <chart:data-point chart:repeated="1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I RAM</text:p>
                <draw:g>
                  <svg:desc>response_times_2022_03_10_23_15_45.B2:response_times_2022_03_10_23_15_45.B2</svg:desc>
                </draw:g>
              </table:table-cell>
              <table:table-cell office:value-type="string">
                <text:p>S RAM</text:p>
                <draw:g>
                  <svg:desc>response_times_2022_03_10_23_15_45.C2:response_times_2022_03_10_23_15_45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ponse_times_2022_03_10_23_15_45.A3:response_times_2022_03_10_23_15_45.A160</svg:desc>
                </draw:g>
              </table:table-cell>
              <table:table-cell office:value-type="float" office:value="0">
                <text:p>0</text:p>
                <draw:g>
                  <svg:desc>response_times_2022_03_10_23_15_45.B3:response_times_2022_03_10_23_15_45.B160</svg:desc>
                </draw:g>
              </table:table-cell>
              <table:table-cell office:value-type="float" office:value="0">
                <text:p>0</text:p>
                <draw:g>
                  <svg:desc>response_times_2022_03_10_23_15_45.C3:response_times_2022_03_10_23_15_45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1797">
                <text:p>0.631797</text:p>
              </table:table-cell>
              <table:table-cell office:value-type="float" office:value="0.368524">
                <text:p>0.368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88008">
                <text:p>0.588008</text:p>
              </table:table-cell>
              <table:table-cell office:value-type="float" office:value="0.241849">
                <text:p>0.241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20532">
                <text:p>0.620532</text:p>
              </table:table-cell>
              <table:table-cell office:value-type="float" office:value="0.282831">
                <text:p>0.282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75152">
                <text:p>0.675152</text:p>
              </table:table-cell>
              <table:table-cell office:value-type="float" office:value="0.413776">
                <text:p>0.413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58486">
                <text:p>0.658486</text:p>
              </table:table-cell>
              <table:table-cell office:value-type="float" office:value="0.333784">
                <text:p>0.333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79397">
                <text:p>0.679397</text:p>
              </table:table-cell>
              <table:table-cell office:value-type="float" office:value="0.357657">
                <text:p>0.357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91914">
                <text:p>0.791914</text:p>
              </table:table-cell>
              <table:table-cell office:value-type="float" office:value="0.371011">
                <text:p>0.371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53233">
                <text:p>0.653233</text:p>
              </table:table-cell>
              <table:table-cell office:value-type="float" office:value="0.32895">
                <text:p>0.32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90449">
                <text:p>0.690449</text:p>
              </table:table-cell>
              <table:table-cell office:value-type="float" office:value="0.353157">
                <text:p>0.35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50147">
                <text:p>0.750147</text:p>
              </table:table-cell>
              <table:table-cell office:value-type="float" office:value="0.359302">
                <text:p>0.359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82498">
                <text:p>0.682498</text:p>
              </table:table-cell>
              <table:table-cell office:value-type="float" office:value="0.377812">
                <text:p>0.377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04859">
                <text:p>0.804859</text:p>
              </table:table-cell>
              <table:table-cell office:value-type="float" office:value="0.405313">
                <text:p>0.405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74493">
                <text:p>0.774493</text:p>
              </table:table-cell>
              <table:table-cell office:value-type="float" office:value="0.331097">
                <text:p>0.331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0579">
                <text:p>0.70579</text:p>
              </table:table-cell>
              <table:table-cell office:value-type="float" office:value="0.445745">
                <text:p>0.445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4361">
                <text:p>0.74361</text:p>
              </table:table-cell>
              <table:table-cell office:value-type="float" office:value="0.399653">
                <text:p>0.399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12054">
                <text:p>0.812054</text:p>
              </table:table-cell>
              <table:table-cell office:value-type="float" office:value="0.405112">
                <text:p>0.405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36393">
                <text:p>0.736393</text:p>
              </table:table-cell>
              <table:table-cell office:value-type="float" office:value="0.499624">
                <text:p>0.499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65651">
                <text:p>0.865651</text:p>
              </table:table-cell>
              <table:table-cell office:value-type="float" office:value="0.447749">
                <text:p>0.447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19819">
                <text:p>0.919819</text:p>
              </table:table-cell>
              <table:table-cell office:value-type="float" office:value="0.524598">
                <text:p>0.524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70479">
                <text:p>0.770479</text:p>
              </table:table-cell>
              <table:table-cell office:value-type="float" office:value="0.544249">
                <text:p>0.544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852396">
                <text:p>0.852396</text:p>
              </table:table-cell>
              <table:table-cell office:value-type="float" office:value="0.561412">
                <text:p>0.561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0551">
                <text:p>0.90551</text:p>
              </table:table-cell>
              <table:table-cell office:value-type="float" office:value="0.480448">
                <text:p>0.480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526">
                <text:p>0.8526</text:p>
              </table:table-cell>
              <table:table-cell office:value-type="float" office:value="0.601727">
                <text:p>0.601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7175">
                <text:p>0.97175</text:p>
              </table:table-cell>
              <table:table-cell office:value-type="float" office:value="0.598237">
                <text:p>0.598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97571">
                <text:p>0.997571</text:p>
              </table:table-cell>
              <table:table-cell office:value-type="float" office:value="0.543002">
                <text:p>0.543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035419">
                <text:p>1.035419</text:p>
              </table:table-cell>
              <table:table-cell office:value-type="float" office:value="0.550271">
                <text:p>0.550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6008">
                <text:p>0.96008</text:p>
              </table:table-cell>
              <table:table-cell office:value-type="float" office:value="0.571797">
                <text:p>0.571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85696">
                <text:p>0.985696</text:p>
              </table:table-cell>
              <table:table-cell office:value-type="float" office:value="0.693684">
                <text:p>0.69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009264">
                <text:p>1.009264</text:p>
              </table:table-cell>
              <table:table-cell office:value-type="float" office:value="0.696154">
                <text:p>0.696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45041">
                <text:p>0.945041</text:p>
              </table:table-cell>
              <table:table-cell office:value-type="float" office:value="0.681711">
                <text:p>0.6817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031959">
                <text:p>1.031959</text:p>
              </table:table-cell>
              <table:table-cell office:value-type="float" office:value="0.719681">
                <text:p>0.719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073031">
                <text:p>1.073031</text:p>
              </table:table-cell>
              <table:table-cell office:value-type="float" office:value="0.6435">
                <text:p>0.6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070863">
                <text:p>1.070863</text:p>
              </table:table-cell>
              <table:table-cell office:value-type="float" office:value="0.751114">
                <text:p>0.751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098011">
                <text:p>1.098011</text:p>
              </table:table-cell>
              <table:table-cell office:value-type="float" office:value="0.682104">
                <text:p>0.682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139818">
                <text:p>1.139818</text:p>
              </table:table-cell>
              <table:table-cell office:value-type="float" office:value="0.77706">
                <text:p>0.77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077583">
                <text:p>1.077583</text:p>
              </table:table-cell>
              <table:table-cell office:value-type="float" office:value="0.748119">
                <text:p>0.748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167721">
                <text:p>1.167721</text:p>
              </table:table-cell>
              <table:table-cell office:value-type="float" office:value="0.777535">
                <text:p>0.777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107883">
                <text:p>1.107883</text:p>
              </table:table-cell>
              <table:table-cell office:value-type="float" office:value="0.800955">
                <text:p>0.800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183925">
                <text:p>1.183925</text:p>
              </table:table-cell>
              <table:table-cell office:value-type="float" office:value="0.870471">
                <text:p>0.870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198542">
                <text:p>1.198542</text:p>
              </table:table-cell>
              <table:table-cell office:value-type="float" office:value="0.811177">
                <text:p>0.811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266753">
                <text:p>1.266753</text:p>
              </table:table-cell>
              <table:table-cell office:value-type="float" office:value="0.778365">
                <text:p>0.778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306481">
                <text:p>1.306481</text:p>
              </table:table-cell>
              <table:table-cell office:value-type="float" office:value="0.854517">
                <text:p>0.854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243521">
                <text:p>1.243521</text:p>
              </table:table-cell>
              <table:table-cell office:value-type="float" office:value="0.876678">
                <text:p>0.876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27306">
                <text:p>1.27306</text:p>
              </table:table-cell>
              <table:table-cell office:value-type="float" office:value="0.888279">
                <text:p>0.888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314409">
                <text:p>1.314409</text:p>
              </table:table-cell>
              <table:table-cell office:value-type="float" office:value="0.931852">
                <text:p>0.931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353739">
                <text:p>1.353739</text:p>
              </table:table-cell>
              <table:table-cell office:value-type="float" office:value="0.889073">
                <text:p>0.8890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87736">
                <text:p>1.387736</text:p>
              </table:table-cell>
              <table:table-cell office:value-type="float" office:value="0.874745">
                <text:p>0.874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373542">
                <text:p>1.373542</text:p>
              </table:table-cell>
              <table:table-cell office:value-type="float" office:value="2.985072">
                <text:p>2.985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433484">
                <text:p>1.433484</text:p>
              </table:table-cell>
              <table:table-cell office:value-type="float" office:value="2.301577">
                <text:p>2.301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386948">
                <text:p>1.386948</text:p>
              </table:table-cell>
              <table:table-cell office:value-type="float" office:value="2.523894">
                <text:p>2.5238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415017">
                <text:p>1.415017</text:p>
              </table:table-cell>
              <table:table-cell office:value-type="float" office:value="1.056461">
                <text:p>1.056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361144">
                <text:p>1.36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495835">
                <text:p>1.495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504034">
                <text:p>1.504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408894">
                <text:p>1.408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588302">
                <text:p>1.588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621815">
                <text:p>1.62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564739">
                <text:p>1.56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706188">
                <text:p>1.706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62467">
                <text:p>1.62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588078">
                <text:p>1.588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697846">
                <text:p>1.697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67495">
                <text:p>1.67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676646">
                <text:p>1.676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724987">
                <text:p>1.724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856036">
                <text:p>1.856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760885">
                <text:p>1.760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878433">
                <text:p>1.878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882225">
                <text:p>1.88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852294">
                <text:p>1.85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902901">
                <text:p>1.902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960833">
                <text:p>1.96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980284">
                <text:p>1.98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019156">
                <text:p>2.019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029569">
                <text:p>2.029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078196">
                <text:p>2.078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.062223">
                <text:p>2.06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.143058">
                <text:p>2.14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172163">
                <text:p>2.17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219797">
                <text:p>2.219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.300702">
                <text:p>2.300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.21954">
                <text:p>2.21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.183855">
                <text:p>2.183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371101">
                <text:p>2.37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318673">
                <text:p>2.318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.566117">
                <text:p>2.566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52511">
                <text:p>2.52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.582216">
                <text:p>2.582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.663689">
                <text:p>2.663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499036">
                <text:p>2.49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.736117">
                <text:p>2.736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.623246">
                <text:p>2.623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.638325">
                <text:p>2.63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.663932">
                <text:p>2.663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.695469">
                <text:p>2.695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.673675">
                <text:p>2.67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786788">
                <text:p>2.786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864325">
                <text:p>2.86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589307">
                <text:p>2.589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783299">
                <text:p>2.783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.773875">
                <text:p>2.77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.815942">
                <text:p>2.815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.831127">
                <text:p>2.83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.76702">
                <text:p>2.76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.873091">
                <text:p>2.873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.914815">
                <text:p>2.9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.040858">
                <text:p>3.040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.210991">
                <text:p>3.210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.845234">
                <text:p>2.845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.928873">
                <text:p>2.928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.940539">
                <text:p>2.940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.935336">
                <text:p>2.935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.975612">
                <text:p>2.975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.094612">
                <text:p>3.094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.157249">
                <text:p>3.157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.1575">
                <text:p>3.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.220394">
                <text:p>3.220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.428684">
                <text:p>3.428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.429394">
                <text:p>3.429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.628804">
                <text:p>3.62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.780307">
                <text:p>3.78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.613684">
                <text:p>3.61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.971827">
                <text:p>3.971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.702709">
                <text:p>3.702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.059953">
                <text:p>4.059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.785891">
                <text:p>3.785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.083237">
                <text:p>4.08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.174715">
                <text:p>4.174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.221793">
                <text:p>4.22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.287795">
                <text:p>4.287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.452259">
                <text:p>4.45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.262289">
                <text:p>4.262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.4452">
                <text:p>4.4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.132886">
                <text:p>4.132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.407452">
                <text:p>4.407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.22316">
                <text:p>4.22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.46678">
                <text:p>4.4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.378455">
                <text:p>4.378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.496386">
                <text:p>4.496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.394138">
                <text:p>4.394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.479879">
                <text:p>4.479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.496561">
                <text:p>4.496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.423179">
                <text:p>4.423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.262293">
                <text:p>4.262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.427948">
                <text:p>4.427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.38215">
                <text:p>4.3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.400828">
                <text:p>4.400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.473455">
                <text:p>4.473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.612864">
                <text:p>4.612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.765002">
                <text:p>4.765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.833269">
                <text:p>4.833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.63484">
                <text:p>4.6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.802894">
                <text:p>4.802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.878484">
                <text:p>4.878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.505457">
                <text:p>4.505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.889779">
                <text:p>5.889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6.782609">
                <text:p>6.7826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952cm" style:legend-expansion="high" chart:style-name="ch2"/>
        <chart:plot-area chart:style-name="ch3" table:cell-range-address="response_times_2022_03_10_23_15_45.E2:response_times_2022_03_10_23_15_45.G160" chart:data-source-has-labels="row" svg:x="1.331cm" svg:y="0.18cm" svg:width="11.55cm" svg:height="7.659cm">
          <chart:coordinate-region svg:x="2.508cm" svg:y="0.379cm" svg:width="9.908cm" svg:height="6.813cm"/>
          <chart:axis chart:dimension="x" chart:name="primary-x" chart:style-name="ch4">
            <chart:title svg:x="6.136cm" svg:y="8.019cm" chart:style-name="ch5">
              <text:p>Connections</text:p>
            </chart:title>
          </chart:axis>
          <chart:axis chart:dimension="y" chart:name="primary-y" chart:style-name="ch6">
            <chart:title svg:x="0.451cm" svg:y="4.926cm" chart:style-name="ch7">
              <text:p>Ram Usage</text:p>
            </chart:title>
            <chart:grid chart:style-name="ch8" chart:class="major"/>
          </chart:axis>
          <chart:series chart:style-name="ch9" chart:values-cell-range-address="response_times_2022_03_10_23_15_45.F3:response_times_2022_03_10_23_15_45.F160" chart:label-cell-address="response_times_2022_03_10_23_15_45.F2:response_times_2022_03_10_23_15_45.F2" chart:class="chart:scatter">
            <chart:domain table:cell-range-address="response_times_2022_03_10_23_15_45.E3:response_times_2022_03_10_23_15_45.E160"/>
            <chart:data-point chart:repeated="158"/>
          </chart:series>
          <chart:series chart:style-name="ch10" chart:values-cell-range-address="response_times_2022_03_10_23_15_45.G3:response_times_2022_03_10_23_15_45.G160" chart:label-cell-address="response_times_2022_03_10_23_15_45.G2:response_times_2022_03_10_23_15_45.G2" chart:class="chart:scatter">
            <chart:data-point chart:repeated="1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I RAM</text:p>
                <draw:g>
                  <svg:desc>response_times_2022_03_10_23_15_45.F2:response_times_2022_03_10_23_15_45.F2</svg:desc>
                </draw:g>
              </table:table-cell>
              <table:table-cell office:value-type="string">
                <text:p>S RAM</text:p>
                <draw:g>
                  <svg:desc>response_times_2022_03_10_23_15_45.G2:response_times_2022_03_10_23_15_45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ponse_times_2022_03_10_23_15_45.E3:response_times_2022_03_10_23_15_45.E160</svg:desc>
                </draw:g>
              </table:table-cell>
              <table:table-cell office:value-type="float" office:value="6256">
                <text:p>6256</text:p>
                <draw:g>
                  <svg:desc>response_times_2022_03_10_23_15_45.F3:response_times_2022_03_10_23_15_45.F160</svg:desc>
                </draw:g>
              </table:table-cell>
              <table:table-cell office:value-type="float" office:value="6256">
                <text:p>6256</text:p>
                <draw:g>
                  <svg:desc>response_times_2022_03_10_23_15_45.G3:response_times_2022_03_10_23_15_45.G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856">
                <text:p>7856</text:p>
              </table:table-cell>
              <table:table-cell office:value-type="float" office:value="7856">
                <text:p>7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448">
                <text:p>8448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056">
                <text:p>9056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632">
                <text:p>9632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240">
                <text:p>10240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816">
                <text:p>10816</text:p>
              </table:table-cell>
              <table:table-cell office:value-type="float" office:value="10848">
                <text:p>10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424">
                <text:p>11424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000">
                <text:p>12000</text:p>
              </table:table-cell>
              <table:table-cell office:value-type="float" office:value="12032">
                <text:p>12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576">
                <text:p>12576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184">
                <text:p>13184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792">
                <text:p>13792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368">
                <text:p>14368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040">
                <text:p>15040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616">
                <text:p>15616</text:p>
              </table:table-cell>
              <table:table-cell office:value-type="float" office:value="15616">
                <text:p>15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192">
                <text:p>16192</text:p>
              </table:table-cell>
              <table:table-cell office:value-type="float" office:value="16192">
                <text:p>16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768">
                <text:p>16768</text:p>
              </table:table-cell>
              <table:table-cell office:value-type="float" office:value="16736">
                <text:p>16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344">
                <text:p>17344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016">
                <text:p>18016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592">
                <text:p>18592</text:p>
              </table:table-cell>
              <table:table-cell office:value-type="float" office:value="18592">
                <text:p>18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168">
                <text:p>19168</text:p>
              </table:table-cell>
              <table:table-cell office:value-type="float" office:value="19168">
                <text:p>19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744">
                <text:p>19744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320">
                <text:p>20320</text:p>
              </table:table-cell>
              <table:table-cell office:value-type="float" office:value="20320">
                <text:p>203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896">
                <text:p>20896</text:p>
              </table:table-cell>
              <table:table-cell office:value-type="float" office:value="20896">
                <text:p>20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568">
                <text:p>21568</text:p>
              </table:table-cell>
              <table:table-cell office:value-type="float" office:value="21568">
                <text:p>21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112">
                <text:p>22112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688">
                <text:p>22688</text:p>
              </table:table-cell>
              <table:table-cell office:value-type="float" office:value="22720">
                <text:p>227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296">
                <text:p>23296</text:p>
              </table:table-cell>
              <table:table-cell office:value-type="float" office:value="23296">
                <text:p>23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872">
                <text:p>23872</text:p>
              </table:table-cell>
              <table:table-cell office:value-type="float" office:value="23872">
                <text:p>23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448">
                <text:p>24448</text:p>
              </table:table-cell>
              <table:table-cell office:value-type="float" office:value="24448">
                <text:p>24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136">
                <text:p>25136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712">
                <text:p>25712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304">
                <text:p>26304</text:p>
              </table:table-cell>
              <table:table-cell office:value-type="float" office:value="26272">
                <text:p>26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880">
                <text:p>26880</text:p>
              </table:table-cell>
              <table:table-cell office:value-type="float" office:value="26880">
                <text:p>26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7456">
                <text:p>27456</text:p>
              </table:table-cell>
              <table:table-cell office:value-type="float" office:value="27456">
                <text:p>27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8016">
                <text:p>28016</text:p>
              </table:table-cell>
              <table:table-cell office:value-type="float" office:value="28032">
                <text:p>28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8576">
                <text:p>28576</text:p>
              </table:table-cell>
              <table:table-cell office:value-type="float" office:value="28608">
                <text:p>28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9184">
                <text:p>29184</text:p>
              </table:table-cell>
              <table:table-cell office:value-type="float" office:value="29152">
                <text:p>29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9920">
                <text:p>29920</text:p>
              </table:table-cell>
              <table:table-cell office:value-type="float" office:value="29920">
                <text:p>299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0480">
                <text:p>30480</text:p>
              </table:table-cell>
              <table:table-cell office:value-type="float" office:value="30496">
                <text:p>30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1040">
                <text:p>31040</text:p>
              </table:table-cell>
              <table:table-cell office:value-type="float" office:value="31072">
                <text:p>31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648">
                <text:p>31648</text:p>
              </table:table-cell>
              <table:table-cell office:value-type="float" office:value="31648">
                <text:p>31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2224">
                <text:p>32224</text:p>
              </table:table-cell>
              <table:table-cell office:value-type="float" office:value="32224">
                <text:p>32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2784">
                <text:p>32784</text:p>
              </table:table-cell>
              <table:table-cell office:value-type="float" office:value="32800">
                <text:p>328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360">
                <text:p>33360</text:p>
              </table:table-cell>
              <table:table-cell office:value-type="float" office:value="33376">
                <text:p>33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3952">
                <text:p>33952</text:p>
              </table:table-cell>
              <table:table-cell office:value-type="float" office:value="33952">
                <text:p>339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528">
                <text:p>34528</text:p>
              </table:table-cell>
              <table:table-cell office:value-type="float" office:value="34368">
                <text:p>34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072">
                <text:p>35072</text:p>
              </table:table-cell>
              <table:table-cell office:value-type="float" office:value="35104">
                <text:p>35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5840">
                <text:p>35840</text:p>
              </table:table-cell>
              <table:table-cell office:value-type="float" office:value="35872">
                <text:p>35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6448">
                <text:p>36448</text:p>
              </table:table-cell>
              <table:table-cell office:value-type="float" office:value="36448">
                <text:p>36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7024">
                <text:p>37024</text:p>
              </table:table-cell>
              <table:table-cell office:value-type="float" office:value="37024">
                <text:p>37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7600">
                <text:p>37600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8176">
                <text:p>3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8752">
                <text:p>38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9328">
                <text:p>39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9904">
                <text:p>3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0480">
                <text:p>40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1056">
                <text:p>4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1600">
                <text:p>4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2208">
                <text:p>4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3008">
                <text:p>4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3584">
                <text:p>43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4144">
                <text:p>4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4736">
                <text:p>4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5312">
                <text:p>4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5888">
                <text:p>45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6448">
                <text:p>46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7040">
                <text:p>47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7600">
                <text:p>47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8192">
                <text:p>4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8752">
                <text:p>48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9344">
                <text:p>49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9904">
                <text:p>4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0464">
                <text:p>5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1456">
                <text:p>5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2000">
                <text:p>5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2608">
                <text:p>5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3184">
                <text:p>5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3760">
                <text:p>53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4336">
                <text:p>5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4880">
                <text:p>54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5472">
                <text:p>5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6048">
                <text:p>56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6640">
                <text:p>56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7216">
                <text:p>5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7792">
                <text:p>57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8336">
                <text:p>58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8912">
                <text:p>5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9488">
                <text:p>59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0096">
                <text:p>60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0672">
                <text:p>6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1248">
                <text:p>6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1824">
                <text:p>6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2368">
                <text:p>6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2976">
                <text:p>6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3552">
                <text:p>6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4112">
                <text:p>6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4704">
                <text:p>6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5872">
                <text:p>6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6336">
                <text:p>66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6880">
                <text:p>66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7456">
                <text:p>67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8064">
                <text:p>6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8640">
                <text:p>68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9216">
                <text:p>6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9776">
                <text:p>69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0368">
                <text:p>70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0912">
                <text:p>7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1520">
                <text:p>71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2080">
                <text:p>72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2672">
                <text:p>7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3216">
                <text:p>7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3808">
                <text:p>7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4400">
                <text:p>74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4944">
                <text:p>7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5520">
                <text:p>75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6128">
                <text:p>7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6688">
                <text:p>76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7280">
                <text:p>77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7840">
                <text:p>77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78432">
                <text:p>7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8976">
                <text:p>7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9584">
                <text:p>79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0160">
                <text:p>80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0720">
                <text:p>80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1280">
                <text:p>8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1856">
                <text:p>8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2464">
                <text:p>8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83648">
                <text:p>83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84240">
                <text:p>84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4816">
                <text:p>8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5376">
                <text:p>8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85984">
                <text:p>8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86528">
                <text:p>8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7120">
                <text:p>87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7696">
                <text:p>87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8288">
                <text:p>88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8864">
                <text:p>8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9440">
                <text:p>89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0016">
                <text:p>9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90592">
                <text:p>90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91152">
                <text:p>9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91744">
                <text:p>9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92288">
                <text:p>9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92880">
                <text:p>92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3472">
                <text:p>9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94032">
                <text:p>9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94624">
                <text:p>94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95200">
                <text:p>95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5760">
                <text:p>95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6352">
                <text:p>9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96912">
                <text:p>9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97504">
                <text:p>97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8080">
                <text:p>98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8640">
                <text:p>98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99200">
                <text:p>99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99776">
                <text:p>99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0368">
                <text:p>1003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